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Flow Diagram of Transformer Model Training</text:h>
      <text:list text:style-name="L1">
        <text:list-item>
          <text:p text:style-name="P1"><text:span text:style-name="Strong_20_Emphasis">Clear Structure and Comprehensive Comments:</text:span> The code is logically organized into distinct sections (Configuration, Data Loading, Custom Transformer Components, Model Architecture, Compilation, Callbacks, Training, Evaluation, Plotting, Saving). The comments are exceptionally thorough, explaining the purpose of each component, the rationale behind design choices, and the mathematical intuitions (e.g., scaling in attention). This makes the code highly readable and educational.</text:p>
        </text:list-item>
        <text:list-item>
          <text:p text:style-name="P1"><text:span text:style-name="Strong_20_Emphasis">Detailed Hyperparameter Configuration:</text:span> All critical hyperparameters for the Transformer model (vocabulary size, sequence length, embedding dimension, number of heads, feed-forward dimension, number of blocks, etc.) are clearly defined at the top. This makes it very easy to experiment and tune the model.</text:p>
        </text:list-item>
        <text:list-item>
          <text:p text:style-name="P1"><text:span text:style-name="Strong_20_Emphasis">IMDB Dataset for Text Classification:</text:span> Using the IMDB dataset is a standard and effective choice for demonstrating text classification. The code correctly handles its pre-tokenized nature and the binary classification task.</text:p>
        </text:list-item>
        <text:list-item>
          <text:p text:style-name="P1"><text:span text:style-name="Strong_20_Emphasis">Robust Data Preprocessing for Text:</text:span></text:p>
          <text:list>
            <text:list-item>
              <text:p text:style-name="P1"><text:span text:style-name="Strong_20_Emphasis"><text:span text:style-name="Source_20_Text">imdb.load_data(num_words=VOCAB_SIZE)</text:span></text:span><text:span text:style-name="Strong_20_Emphasis">:</text:span> Correctly loads the dataset, automatically handling vocabulary size limitation.</text:p>
            </text:list-item>
            <text:list-item>
              <text:p text:style-name="P1"><text:span text:style-name="Strong_20_Emphasis"><text:span text:style-name="Source_20_Text">pad_sequences</text:span></text:span><text:span text:style-name="Strong_20_Emphasis">:</text:span> Essential for ensuring all input sequences have a uniform length, which is required for batch processing in neural networks. The choice of <text:span text:style-name="Source_20_Text">padding='post'</text:span> and <text:span text:style-name="Source_20_Text">truncating='post'</text:span> is standard.</text:p>
            </text:list-item>
            <text:list-item>
              <text:p text:style-name="P1"><text:span text:style-name="Strong_20_Emphasis"><text:span text:style-name="Source_20_Text">tf.data.Dataset</text:span></text:span><text:span text:style-name="Strong_20_Emphasis">:</text:span> The use of <text:span text:style-name="Source_20_Text">tf.data.Dataset.from_tensor_slices</text:span>, <text:span text:style-name="Source_20_Text">shuffle</text:span>, <text:span text:style-name="Source_20_Text">batch</text:span>, and <text:span text:style-name="Source_20_Text">prefetch(tf.data.AUTOTUNE)</text:span> demonstrates best practices for building efficient input pipelines. This significantly improves training speed and resource utilization compared to feeding raw NumPy arrays.</text:p>
            </text:list-item>
          </text:list>
        </text:list-item>
        <text:list-item>
          <text:p text:style-name="P1"><text:span text:style-name="Strong_20_Emphasis">Well-Implemented Custom Transformer Components:</text:span> This is the highlight of the code, demonstrating a strong grasp of the Transformer architecture:</text:p>
          <text:list>
            <text:list-item>
              <text:p text:style-name="P1"><text:span text:style-name="Strong_20_Emphasis"><text:span text:style-name="Source_20_Text">PositionalEmbedding</text:span></text:span><text:span text:style-name="Strong_20_Emphasis"> Layer:</text:span></text:p>
              <text:list>
                <text:list-item>
                  <text:p text:style-name="P1">Crucially adds positional information to word embeddings, as Transformers are permutation-invariant and need to know word order.</text:p>
                </text:list-item>
                <text:list-item>
                  <text:p text:style-name="P1">Correctly combines token embeddings and learned positional embeddings.</text:p>
                </text:list-item>
                <text:list-item>
                  <text:p text:style-name="P1">Includes <text:span text:style-name="Source_20_Text">get_config</text:span> for proper saving and loading of custom layers.</text:p>
                </text:list-item>
              </text:list>
            </text:list-item>
            <text:list-item>
              <text:p text:style-name="P1"><text:span text:style-name="Strong_20_Emphasis"><text:span text:style-name="Source_20_Text">MultiHeadSelfAttention</text:span></text:span><text:span text:style-name="Strong_20_Emphasis"> Layer:</text:span></text:p>
              <text:list>
                <text:list-item>
                  <text:p text:style-name="P1">The core of the Transformer, enabling the model to weigh the importance of different words in a sequence.</text:p>
                </text:list-item>
                <text:list-item>
                  <text:p text:style-name="P1"><text:soft-page-break/>Correctly implements the Query, Key, and Value projections.</text:p>
                </text:list-item>
                <text:list-item>
                  <text:p text:style-name="P1"><text:span text:style-name="Strong_20_Emphasis">Scaled Dot-Product Attention:</text:span> The <text:span text:style-name="Source_20_Text">score / tf.math.sqrt(dim_key)</text:span> scaling is vital for stable gradients, especially with large <text:span text:style-name="Source_20_Text">dim_key</text:span>.</text:p>
                </text:list-item>
                <text:list-item>
                  <text:p text:style-name="P1"><text:span text:style-name="Strong_20_Emphasis">Softmax:</text:span> Correctly applied to get attention weights.</text:p>
                </text:list-item>
                <text:list-item>
                  <text:p text:style-name="P1"><text:span text:style-name="Strong_20_Emphasis"><text:span text:style-name="Source_20_Text">separate_heads</text:span></text:span><text:span text:style-name="Strong_20_Emphasis"> and </text:span><text:span text:style-name="Strong_20_Emphasis"><text:span text:style-name="Source_20_Text">combine_heads</text:span></text:span><text:span text:style-name="Strong_20_Emphasis">:</text:span> Demonstrates the multi-head mechanism, allowing the model to attend to different parts of the sequence simultaneously and from different "representation subspaces."</text:p>
                </text:list-item>
                <text:list-item>
                  <text:p text:style-name="P1">Includes <text:span text:style-name="Source_20_Text">get_config</text:span> for saving/loading.</text:p>
                </text:list-item>
              </text:list>
            </text:list-item>
            <text:list-item>
              <text:p text:style-name="P1"><text:span text:style-name="Strong_20_Emphasis"><text:span text:style-name="Source_20_Text">TransformerBlock</text:span></text:span><text:span text:style-name="Strong_20_Emphasis"> Layer:</text:span></text:p>
              <text:list>
                <text:list-item>
                  <text:p text:style-name="P1">Combines the <text:span text:style-name="Source_20_Text">MultiHeadSelfAttention</text:span> with a position-wise Feed-Forward Network.</text:p>
                </text:list-item>
                <text:list-item>
                  <text:p text:style-name="P1"><text:span text:style-name="Strong_20_Emphasis">Residual Connections (</text:span><text:span text:style-name="Strong_20_Emphasis"><text:span text:style-name="Source_20_Text">out1 = inputs + attn_output</text:span></text:span><text:span text:style-name="Strong_20_Emphasis">, </text:span><text:span text:style-name="Strong_20_Emphasis"><text:span text:style-name="Source_20_Text">return out1 + ffn_output</text:span></text:span><text:span text:style-name="Strong_20_Emphasis">):</text:span> Essential for training deep networks by allowing gradients to flow more easily.</text:p>
                </text:list-item>
                <text:list-item>
                  <text:p text:style-name="P1"><text:span text:style-name="Strong_20_Emphasis">Layer Normalization:</text:span> Applied before attention and FFN, it helps stabilize training and improve convergence.</text:p>
                </text:list-item>
                <text:list-item>
                  <text:p text:style-name="P1"><text:span text:style-name="Strong_20_Emphasis">Dropout:</text:span> Used effectively within the block for regularization.</text:p>
                </text:list-item>
                <text:list-item>
                  <text:p text:style-name="P1">Includes <text:span text:style-name="Source_20_Text">get_config</text:span> for saving/loading.</text:p>
                </text:list-item>
              </text:list>
            </text:list-item>
          </text:list>
        </text:list-item>
        <text:list-item>
          <text:p text:style-name="P1"><text:span text:style-name="Strong_20_Emphasis">Modular Transformer Model Architecture:</text:span></text:p>
          <text:list>
            <text:list-item>
              <text:p text:style-name="P1">The <text:span text:style-name="Source_20_Text">build_transformer_model</text:span> function cleanly stacks <text:span text:style-name="Source_20_Text">PositionalEmbedding</text:span> and multiple <text:span text:style-name="Source_20_Text">TransformerBlock</text:span> instances.</text:p>
            </text:list-item>
            <text:list-item>
              <text:p text:style-name="P1"><text:span text:style-name="Strong_20_Emphasis"><text:span text:style-name="Source_20_Text">GlobalAveragePooling1D</text:span></text:span><text:span text:style-name="Strong_20_Emphasis">:</text:span> A common and effective way to condense the sequence-level representations from the Transformer encoder into a fixed-size vector for classification.</text:p>
            </text:list-item>
            <text:list-item>
              <text:p text:style-name="P1">Appropriate use of <text:span text:style-name="Source_20_Text">Dropout</text:span> before the final classification layers.</text:p>
            </text:list-item>
            <text:list-item>
              <text:p text:style-name="P1">Conditional output layer (<text:span text:style-name="Source_20_Text">sigmoid</text:span> for binary, <text:span text:style-name="Source_20_Text">softmax</text:span> for multi-class) is a good design choice.</text:p>
            </text:list-item>
          </text:list>
        </text:list-item>
        <text:list-item>
          <text:p text:style-name="P1"><text:span text:style-name="Strong_20_Emphasis">Model Compilation and Callbacks:</text:span></text:p>
          <text:list>
            <text:list-item>
              <text:p text:style-name="P1"><text:span text:style-name="Strong_20_Emphasis">Adam Optimizer:</text:span> A robust choice for training.</text:p>
            </text:list-item>
            <text:list-item>
              <text:p text:style-name="P1"><text:span text:style-name="Strong_20_Emphasis"><text:span text:style-name="Source_20_Text">binary_crossentropy</text:span></text:span><text:span text:style-name="Strong_20_Emphasis">:</text:span> Correct loss function for binary classification.</text:p>
            </text:list-item>
            <text:list-item>
              <text:p text:style-name="P1"><text:span text:style-name="Strong_20_Emphasis"><text:span text:style-name="Source_20_Text">EarlyStopping</text:span></text:span><text:span text:style-name="Strong_20_Emphasis">:</text:span> Prevents overfitting by monitoring validation loss and stopping training when improvement halts. <text:span text:style-name="Source_20_Text">restore_best_weights=True</text:span> is crucial.</text:p>
            </text:list-item>
            <text:list-item>
              <text:p text:style-name="P1"><text:soft-page-break/><text:span text:style-name="Strong_20_Emphasis"><text:span text:style-name="Source_20_Text">ReduceLROnPlateau</text:span></text:span><text:span text:style-name="Strong_20_Emphasis">:</text:span> Dynamically adjusts the learning rate, helping the model converge more effectively in later stages of training.</text:p>
            </text:list-item>
          </text:list>
        </text:list-item>
        <text:list-item>
          <text:p text:style-name="P1"><text:span text:style-name="Strong_20_Emphasis">Comprehensive Training, Evaluation, and Visualization:</text:span></text:p>
          <text:list>
            <text:list-item>
              <text:p text:style-name="P1">Training with <text:span text:style-name="Source_20_Text">model.fit</text:span> using the <text:span text:style-name="Source_20_Text">tf.data.Dataset</text:span> is efficient.</text:p>
            </text:list-item>
            <text:list-item>
              <text:p text:style-name="P1">Clear evaluation of the model on the test set.</text:p>
            </text:list-item>
            <text:list-item>
              <text:p text:style-name="P1">Plotting training history (accuracy and loss) is invaluable for diagnosing training issues like overfitting or underfitting.</text:p>
            </text:list-item>
          </text:list>
        </text:list-item>
        <text:list-item>
          <text:p text:style-name="P1"><text:span text:style-name="Strong_20_Emphasis">Model Saving and Loading with Custom Objects:</text:span> The code correctly demonstrates how to save a Keras model containing custom layers using <text:span text:style-name="Source_20_Text">save_format='h5'</text:span> and how to load it by providing the <text:span text:style-name="Source_20_Text">custom_objects</text:span> dictionary. This is a critical detail for models with custom architectures.</text:p>
        </text:list-item>
      </text:list>
      <text:p text:style-name="Text_20_body"><text:span text:style-name="Strong_20_Emphasis">Potential Enhancements/Considerations (Minor):</text:span></text:p>
      <text:list text:style-name="L2">
        <text:list-item>
          <text:p text:style-name="P2"><text:span text:style-name="Strong_20_Emphasis">Explicit Tokenizer for Custom Data:</text:span> While <text:span text:style-name="Source_20_Text">imdb.load_data</text:span> handles tokenization, for a truly custom text dataset, you would explicitly use <text:span text:style-name="Source_20_Text">tf.keras.preprocessing.text.Tokenizer</text:span> to fit on your corpus and then convert text to sequences. The commented-out prediction section hints at this but doesn't fully implement a <text:span text:style-name="Source_20_Text">Tokenizer</text:span> from scratch.</text:p>
        </text:list-item>
        <text:list-item>
          <text:p text:style-name="P2"><text:span text:style-name="Strong_20_Emphasis">Pre-trained Word Embeddings:</text:span> For many real-world NLP tasks, using pre-trained word embeddings (like GloVe, Word2Vec, FastText, or even contextual embeddings from models like BERT/GPT) as the initial <text:span text:style-name="Source_20_Text">token_embeddings</text:span> layer can significantly boost performance, especially on smaller datasets. This would involve loading the pre-trained embeddings and initializing the <text:span text:style-name="Source_20_Text">token_embeddings</text:span> layer with them.</text:p>
        </text:list-item>
        <text:list-item>
          <text:p text:style-name="P2"><text:span text:style-name="Strong_20_Emphasis">Attention Masking:</text:span> For variable-length sequences where padding is applied, it's good practice to implement attention masking within the <text:span text:style-name="Source_20_Text">MultiHeadSelfAttention</text:span> layer. This ensures that the model doesn't attend to padding tokens, which could introduce noise. While <text:span text:style-name="Source_20_Text">pad_sequences</text:span> with <text:span text:style-name="Source_20_Text">post</text:span> padding often works reasonably well for encoders without explicit masking, it's a more robust approach for general Transformer implementations, especially in decoders.</text:p>
        </text:list-item>
        <text:list-item>
          <text:p text:style-name="P2"><text:span text:style-name="Strong_20_Emphasis">More Advanced Learning Rate Schedules:</text:span> While <text:span text:style-name="Source_20_Text">ReduceLROnPlateau</text:span> is effective, more sophisticated learning rate schedules (e.g., cosine decay with warm-up) are often used in state-of-the-art Transformer training for even better convergence.</text:p>
        </text:list-item>
        <text:list-item>
          <text:p text:style-name="P2"><text:span text:style-name="Strong_20_Emphasis">Multi-GPU/TPU Training:</text:span> For very large models or datasets, incorporating <text:span text:style-name="Source_20_Text">tf.distribute.Strategy</text:span> would be the next step for distributed training.</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Tarkeshwar Barua</meta:initial-creator>
    <meta:creation-date>2025-07-23T12:41:52.753348000</meta:creation-date>
    <dc:date>2025-07-23T12:43:47.331628000</dc:date>
    <dc:creator>Tarkeshwar Barua</dc:creator>
    <meta:editing-duration>PT1M55S</meta:editing-duration>
    <meta:editing-cycles>2</meta:editing-cycles>
    <meta:generator>LibreOffice/25.2.4.3$Windows_X86_64 LibreOffice_project/33e196637044ead23f5c3226cde09b47731f7e27</meta:generator>
    <meta:document-statistic meta:table-count="0" meta:image-count="0" meta:object-count="0" meta:page-count="3" meta:paragraph-count="47" meta:word-count="849" meta:character-count="6352" meta:non-whitespace-character-count="5595"/>
  </office:meta>
</office:document-meta>
</file>